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Azione_20_attore" style:list-style-name="Numerazione_20_UC"/>
    <style:style style:name="P7" style:family="paragraph" style:parent-style-name="Azione_20_attore" style:list-style-name="Numerazione_20_UC">
      <style:text-properties style:font-name="Times New Roman"/>
    </style:style>
    <style:style style:name="P8" style:family="paragraph" style:parent-style-name="Azione_20_sistema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Aggiungi tirocinant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Responsabile scientific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ervizio e viene riconosciuto come Responsabile scientifico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88408" text:style-name="Numerazione_20_UC">
              <text:list-item text:start-value="1">
                <text:p text:style-name="P7">L'utente accede alla funzione per aggiungere il tirocinante alla lista dei tirocinanti.</text:p>
              </text:list-item>
              <text:list-item>
                <text:p text:style-name="P8">Il sistema restituisce una form contenente i campi da compilare.</text:p>
              </text:list-item>
              <text:list-item>
                <text:p text:style-name="P6">L'utente inserisce i dati relativi al tirocinante (dati anagrafici, numero di matricola, corso di laurea, nome del tutor, recapiti, ore di tirocinio ed orari di disponibilità) e conferma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di avvenuto inserimen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deve visualizzare la pagina da compilare entro 20 secondi.</text:p>
          </table:table-cell>
        </table:table-row>
      </table:table>
      <text:p text:style-name="P4">UC_M_5: Aggiunta di un tirocinante alla lista di tirocinanti disponibili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6S</meta:editing-duration>
    <meta:editing-cycles>9</meta:editing-cycles>
    <meta:generator>LibreOffice/3.6$Windows_x86 LibreOffice_project/da8c1e6-fd468f4-454e206-f42a4a9-143cfd</meta:generator>
    <dc:date>2012-10-30T09:46:27.80</dc:date>
    <meta:document-statistic meta:table-count="1" meta:image-count="0" meta:object-count="0" meta:page-count="1" meta:paragraph-count="17" meta:word-count="134" meta:character-count="907" meta:non-whitespace-character-count="793"/>
  </office:meta>
</office:document-meta>
</file>